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FT2232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LQFP 4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Dual USB to Serial UART/FIFO I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ESK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EDATA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\_RESET\_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5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\_RSTOUT\_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3V3OU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USBDP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USBDM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SI/WUA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CBUS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CBUS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CBUS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ce16" office:value-type="string">
            <text:p>VCCIOA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CBUS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7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6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5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4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BUS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SI/WUB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CBUS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CBUS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CBUS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CBUS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ce16" office:value-type="string">
            <text:p>VCCIOB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7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6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5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4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BDBUS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1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\_PWREN\_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3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XTIN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4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XTOU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A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ce16" office:value-type="string">
            <text:p>AVC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7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TES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ECS</text:p>
          </table:table-cell>
          <table:table-cell table:style-name="ce13" table:number-columns-repeated="249"/>
        </table:table-row>
        <table:table-row table:style-name="ro1" table:number-rows-repeated="43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creator>Devrin Talen</dc:creator>
    <dc:date>2015-04-18T21:15:49</dc:date>
    <dc:language>de-DE</dc:language>
    <meta:editing-cycles>23</meta:editing-cycles>
    <meta:editing-duration>PT43M12S</meta:editing-duration>
    <meta:document-statistic meta:table-count="3" meta:cell-count="368" meta:object-count="0"/>
    <meta:user-defined meta:name="Info 1"/>
    <meta:user-defined meta:name="Info 2"/>
    <meta:user-defined meta:name="Info 3"/>
    <meta:user-defined meta:name="Info 4"/>
  </office:meta>
</office:document-meta>
</file>